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row>
        <msup>
          <mi>X</mi>
          <mo stretchy="false">μ</mo>
        </msup>
        <mo stretchy="false">=</mo>
        <mrow>
          <mo stretchy="false">(</mo>
          <mrow>
            <msup>
              <mi>x</mi>
              <mn>0</mn>
            </msup>
            <mi>,</mi>
            <mtext> </mtext>
            <msup>
              <mi>x</mi>
              <mn>1</mn>
            </msup>
            <mi>,</mi>
            <mtext> </mtext>
            <msup>
              <mi>x</mi>
              <mn>2</mn>
            </msup>
            <mi>,</mi>
            <mtext> </mtext>
            <msup>
              <mi>x</mi>
              <mn>3</mn>
            </msup>
          </mrow>
          <mo stretchy="false">)</mo>
        </mrow>
      </mrow>
    </mrow>
    <annotation encoding="StarMath 5.0">X^%mu = (x^0 , " "x^1 , " "x^2 , " "x^3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1:47:00.08</meta:creation-date>
    <meta:generator>OpenOffice/4.1.2$Win32 OpenOffice.org_project/412m3$Build-9782</meta:generator>
  </office:meta>
</office:document-meta>
</file>